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私たちが使っているお金の多くは 実は 政府が印刷したお金ではありません。 現在の世界の通貨の 約90〜95％は「銀行の貸出」で生まれています。 ■① 世界のお金の正体 銀行は預金されたお金をそのまま貸しているわけではありません。 銀行は 貸出を行うことで新しいお金（信用）を生み出します。 例 預金100万円 ↓ 銀行が90万円を貸す ↓ その90万円がまた預金 ↓ さらに81万円貸出 この繰り返しで 100万円 → 数百万円〜1000万円近い通貨量 になります。 これを 信用創造（Credit Creation） と呼びます。 つまり <text:s/>世界のお金の大部分は 銀行の貸出＝借金として誕生している ■② FRB・日銀はどうやってお金を作るのか 中央銀行は通常の銀行のように企業や個人に直接貸しません。 主に2つの方法でお金を作ります。 ① 国債を買う 政府の国債を買うことで 銀行に資金を供給する。 ② 市場に資金を供給 銀行から資産を買うことで 新しい中央銀行マネーを作る。 これが 量的緩和（QE）です。 中央銀行は コンピューター上の数字を増やすだけで資金を作れる と言われます。 ■③ 中央銀行と市中銀行の関係 金融システムは 2階建て構造になっています。 1階 中央銀行 （FRB・日銀） 2階 市中銀行 （メガバンク・地方銀行） 流れ 中央銀行 ↓資金供給 市中銀行 ↓貸出 企業・個人 ↓経済活動 つまり 中央銀行が水源 市中銀行が水道管です。 ■結論 現代の金融は <text:s/>通貨の大部分は銀行貸出で生まれる <text:s/>経済は信用（借金）で回る <text:s/>中央銀行が金融システムの土台 つまり 世界の経済は 「信用＝借金」で作られた通貨で動いている という構造です。 まもなく 信用創造の支配は 終わりを告げ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08:59:39.999358431</meta:creation-date>
    <dc:date>2026-03-08T09:00:35.748998179</dc:date>
    <meta:editing-duration>PT56S</meta:editing-duration>
    <meta:editing-cycles>1</meta:editing-cycles>
    <meta:document-statistic meta:table-count="0" meta:image-count="0" meta:object-count="0" meta:page-count="1" meta:paragraph-count="1" meta:word-count="642" meta:character-count="753" meta:non-whitespace-character-count="671"/>
    <meta:generator>LibreOffice/25.8.5.2$Linux_X86_64 LibreOffice_project/580$Build-2</meta:generator>
  </office:meta>
</office:document-meta>
</file>